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ad69a5" officeooo:paragraph-rsid="01ad69a5" style:font-size-asian="12pt" style:font-weight-asian="normal" style:font-size-complex="12pt" style:font-weight-complex="normal"/>
    </style:style>
    <style:style style:name="P51" style:family="paragraph" style:parent-style-name="Standard">
      <style:text-properties fo:font-size="12pt" fo:font-weight="normal" officeooo:rsid="01af7038" officeooo:paragraph-rsid="01af7038" style:font-size-asian="12pt" style:font-weight-asian="normal" style:font-size-complex="12pt" style:font-weight-complex="normal"/>
    </style:style>
    <style:style style:name="P52" style:family="paragraph" style:parent-style-name="Standard">
      <style:text-properties fo:font-size="12pt" fo:font-weight="normal" officeooo:rsid="01b02d74" officeooo:paragraph-rsid="01b02d74" style:font-size-asian="12pt" style:font-weight-asian="normal" style:font-size-complex="12pt" style:font-weight-complex="normal"/>
    </style:style>
    <style:style style:name="P5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56" style:family="paragraph" style:parent-style-name="Standard">
      <style:text-properties fo:font-size="12pt" fo:font-weight="normal" officeooo:rsid="01cacbe0" officeooo:paragraph-rsid="01cdaa69" style:font-size-asian="12pt" style:font-weight-asian="normal" style:font-size-complex="12pt" style:font-weight-complex="normal"/>
    </style:style>
    <style:style style:name="P57" style:family="paragraph" style:parent-style-name="Standard">
      <style:text-properties fo:font-size="12pt" fo:font-weight="normal" officeooo:rsid="01bee39e" officeooo:paragraph-rsid="01cdaa69" style:font-size-asian="12pt" style:font-weight-asian="normal" style:font-size-complex="12pt" style:font-weight-complex="normal"/>
    </style:style>
    <style:style style:name="P58" style:family="paragraph" style:parent-style-name="Standard">
      <style:text-properties fo:font-size="12pt" fo:font-weight="normal" officeooo:rsid="01d3a713" officeooo:paragraph-rsid="01d3a713" style:font-size-asian="12pt" style:font-weight-asian="normal" style:font-size-complex="12pt" style:font-weight-complex="normal"/>
    </style:style>
    <style:style style:name="P59"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60" style:family="paragraph" style:parent-style-name="Text_20_body">
      <style:text-properties officeooo:rsid="01a49d51" style:font-size-asian="12pt"/>
    </style:style>
    <style:style style:name="P61"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62"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63" style:family="paragraph" style:parent-style-name="Standard">
      <style:paragraph-properties fo:margin-top="0cm" fo:margin-bottom="0.212cm" style:contextual-spacing="false"/>
      <style:text-properties officeooo:paragraph-rsid="01a49d51"/>
    </style:style>
    <style:style style:name="P64"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5" style:family="paragraph" style:parent-style-name="Text_20_body">
      <style:paragraph-properties fo:text-align="start" style:justify-single-word="false"/>
      <style:text-properties officeooo:paragraph-rsid="001756f7"/>
    </style:style>
    <style:style style:name="P66" style:family="paragraph" style:parent-style-name="Text_20_body">
      <style:text-properties officeooo:rsid="02e82a24" officeooo:paragraph-rsid="001756f7" style:font-size-asian="12pt"/>
    </style:style>
    <style:style style:name="P67"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8"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9"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70"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7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7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73" style:family="paragraph" style:parent-style-name="Text_20_body">
      <style:text-properties officeooo:rsid="02e82a24" officeooo:paragraph-rsid="00bb0ca2" style:font-size-asian="12pt"/>
    </style:style>
    <style:style style:name="P7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80"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81"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82"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83"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84"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d3a713"/>
    </style:style>
    <style:style style:name="T127" style:family="text">
      <style:text-properties officeooo:rsid="01a48b7c"/>
    </style:style>
    <style:style style:name="T128" style:family="text">
      <style:text-properties officeooo:rsid="01af23a1"/>
    </style:style>
    <style:style style:name="T129" style:family="text">
      <style:text-properties officeooo:rsid="01b3b1ee"/>
    </style:style>
    <style:style style:name="T130" style:family="text">
      <style:text-properties officeooo:rsid="01b02d74"/>
    </style:style>
    <style:style style:name="T131" style:family="text">
      <style:text-properties officeooo:rsid="01b1464c"/>
    </style:style>
    <style:style style:name="T132" style:family="text">
      <style:text-properties officeooo:rsid="01b15a9a"/>
    </style:style>
    <style:style style:name="T133" style:family="text">
      <style:text-properties officeooo:rsid="01b21571"/>
    </style:style>
    <style:style style:name="T134" style:family="text">
      <style:text-properties officeooo:rsid="01b3171f"/>
    </style:style>
    <style:style style:name="T135" style:family="text">
      <style:text-properties officeooo:rsid="01b34949"/>
    </style:style>
    <style:style style:name="T136" style:family="text">
      <style:text-properties officeooo:rsid="01b421dc"/>
    </style:style>
    <style:style style:name="T137" style:family="text">
      <style:text-properties officeooo:rsid="01b529fb"/>
    </style:style>
    <style:style style:name="T138" style:family="text">
      <style:text-properties officeooo:rsid="01b5ccf1"/>
    </style:style>
    <style:style style:name="T139" style:family="text">
      <style:text-properties officeooo:rsid="01b72f67"/>
    </style:style>
    <style:style style:name="T140" style:family="text">
      <style:text-properties officeooo:rsid="01bd2fff"/>
    </style:style>
    <style:style style:name="T141" style:family="text">
      <style:text-properties officeooo:rsid="01bee39e"/>
    </style:style>
    <style:style style:name="T142" style:family="text">
      <style:text-properties officeooo:rsid="01c51061"/>
    </style:style>
    <style:style style:name="T143" style:family="text">
      <style:text-properties fo:font-style="italic" officeooo:rsid="01c26cd7" style:font-style-asian="italic" style:font-style-complex="italic"/>
    </style:style>
    <style:style style:name="T144" style:family="text">
      <style:text-properties fo:font-size="13pt" fo:font-style="italic" officeooo:rsid="01c21af7" style:font-size-asian="11.3500003814697pt" style:font-style-asian="italic" style:font-size-complex="13pt" style:font-style-complex="italic"/>
    </style:style>
    <style:style style:name="T145" style:family="text">
      <style:text-properties officeooo:rsid="01c64013"/>
    </style:style>
    <style:style style:name="T146" style:family="text">
      <style:text-properties officeooo:rsid="01ca5900"/>
    </style:style>
    <style:style style:name="T147" style:family="text">
      <style:text-properties officeooo:rsid="01c8ba2d"/>
    </style:style>
    <style:style style:name="T148" style:family="text">
      <style:text-properties officeooo:rsid="01cc0b61"/>
    </style:style>
    <style:style style:name="T149" style:family="text">
      <style:text-properties officeooo:rsid="01cdb91a"/>
    </style:style>
    <style:style style:name="T150" style:family="text">
      <style:text-properties officeooo:rsid="01cded41"/>
    </style:style>
    <style:style style:name="T151" style:family="text">
      <style:text-properties officeooo:rsid="01d17a11"/>
    </style:style>
    <style:style style:name="T152" style:family="text">
      <style:text-properties officeooo:rsid="01d2ad41"/>
    </style:style>
    <style:style style:name="T153" style:family="text">
      <style:text-properties fo:font-size="12pt" fo:font-weight="bold" officeooo:rsid="0426cbc9" style:font-size-asian="12pt" style:font-weight-asian="bold" style:font-size-complex="12pt" style:font-weight-complex="bold"/>
    </style:style>
    <style:style style:name="T154" style:family="text">
      <style:text-properties fo:font-size="12pt" fo:font-weight="bold" officeooo:rsid="02e82a24" style:font-size-asian="12pt" style:font-weight-asian="bold" style:font-size-complex="12pt" style:font-weight-complex="bold"/>
    </style:style>
    <style:style style:name="T155" style:family="text">
      <style:text-properties fo:font-size="12pt" fo:font-weight="normal" officeooo:rsid="02e82a24" style:font-size-asian="12pt" style:font-weight-asian="normal" style:font-size-complex="12pt" style:font-weight-complex="normal"/>
    </style:style>
    <style:style style:name="T156" style:family="text">
      <style:text-properties fo:font-size="12pt" fo:font-weight="normal" officeooo:rsid="038dd9cf" style:font-size-asian="12pt" style:font-weight-asian="normal" style:font-size-complex="12pt" style:font-weight-complex="normal"/>
    </style:style>
    <style:style style:name="T157" style:family="text">
      <style:text-properties fo:font-size="12pt" fo:font-weight="normal" officeooo:rsid="0026d4d6" style:font-size-asian="12pt" style:font-weight-asian="normal" style:font-size-complex="12pt" style:font-weight-complex="normal"/>
    </style:style>
    <style:style style:name="T158" style:family="text">
      <style:text-properties officeooo:rsid="038d9d4d"/>
    </style:style>
    <style:style style:name="T159" style:family="text">
      <style:text-properties officeooo:rsid="038dd9cf"/>
    </style:style>
    <style:style style:name="T160" style:family="text">
      <style:text-properties officeooo:rsid="0025668c"/>
    </style:style>
    <style:style style:name="T161" style:family="text">
      <style:text-properties fo:font-weight="normal" style:font-weight-asian="normal" style:font-weight-complex="normal"/>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weight="bold" style:font-weight-asian="bold" style:font-weight-complex="bold"/>
    </style:style>
    <style:style style:name="T164" style:family="text">
      <style:text-properties fo:font-style="normal" fo:font-weight="normal" style:font-style-asian="normal" style:font-weight-asian="normal" style:font-style-complex="normal" style:font-weight-complex="normal"/>
    </style:style>
    <style:style style:name="T165" style:family="text">
      <style:text-properties fo:font-style="normal" fo:font-weight="bold" style:font-style-asian="normal" style:font-weight-asian="bold" style:font-style-complex="normal" style:font-weight-complex="bold"/>
    </style:style>
    <style:style style:name="T166" style:family="text">
      <style:text-properties fo:font-style="normal" style:font-style-asian="normal" style:font-style-complex="normal"/>
    </style:style>
    <style:style style:name="T167" style:family="text">
      <style:text-properties officeooo:rsid="00bb3130"/>
    </style:style>
    <style:style style:name="T168"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 </text:span><text:span text:style-name="T126">| !2b</text:span>) – <text:span text:style-name="T127">Patch and Vulnerability Management</text:span></text:p>
      <text:p text:style-name="P50">Given the low scale of the enterprise as well as the lack of any formal development processes, CI/CD pipelines, or staging environments, the most <text:span text:style-name="T128">realistic way of carrying out OS (Operating System) updates, security patches, or dependency updates, is manual testing and deployment by our volunteer developer.</text:span></text:p>
      <text:p text:style-name="P50"/>
      <text:p text:style-name="P51">To recreate an accurate environment, the developer will make a Docker image of the system <text:span text:style-name="T129">running the server</text:span>, <text:span text:style-name="T130">run it, manually carry out the changes required, and test the application. </text:span><text:span text:style-name="T131">To streamline the process, additional tools such as … will be used.</text:span></text:p>
      <text:p text:style-name="P51"/>
      <text:p text:style-name="P52">If the result<text:span text:style-name="T132">s</text:span> of the test<text:span text:style-name="T133">s </text:span><text:span text:style-name="T134">are</text:span> satisfactory (i.e. everything works as intended), <text:span text:style-name="T135">the developer will then </text:span><text:span text:style-name="T136">carry out the same changes on the system running the server. To streamline the process here, </text:span><text:span text:style-name="T137">the main application could also be containerised; </text:span><text:span text:style-name="T138">this way the developer could just apply the working image back on the host machine instead of running the same commands twice – Reduces chances of human error </text:span><text:span text:style-name="T139">in critical workflow</text:span><text:span text:style-name="T138">.</text:span></text:p>
      <text:p text:style-name="P51"/>
      <text:p text:style-name="P53"/>
      <text:p text:style-name="P54">Patch management within RescueNet must effectively balance security with the constraints of a single developer <text:span text:style-name="T140">and</text:span> a low <text:span text:style-name="T140">operating</text:span> budget. <text:span text:style-name="T141">Due to the absence of a staging environment, a lightweight testing approach is </text:span><text:span text:style-name="T142">recommended</text:span><text:span text:style-name="T141"> </text:span><text:span text:style-name="T143">(</text:span><text:span text:style-name="T144">Trevor Atkins, 2002</text:span><text:span text:style-name="T143">)</text:span><text:span text:style-name="T141">.</text:span></text:p>
      <text:p text:style-name="P55"/>
      <text:p text:style-name="P56">To minimise downtime, as well as ensure compatibility with the planned updates; p<text:span text:style-name="T145">atches </text:span><text:span text:style-name="T146">and updates</text:span><text:span text:style-name="T145"> should first be tested in a </text:span><text:span text:style-name="T147">local</text:span><text:span text:style-name="T145"> development environment </text:span>that mirrors the VPS as closely as possible. <text:span text:style-name="T148">This can be accomplished</text:span> <text:span text:style-name="T148">with</text:span> Docker. <text:span text:style-name="T149">By creating an image of the VPS’ operating system, and then running that image in a local development environment, </text:span><text:span text:style-name="T150">we can </text:span><text:span text:style-name="T151">carry out updates and patches manually, test for vulnerabilities, all the while the VPS is still </text:span><text:span text:style-name="T152">providing its service</text:span><text:span text:style-name="T151">.</text:span></text:p>
      <text:p text:style-name="P57"/>
      <text:p text:style-name="P58">To further increase security and ensure </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4"/>
      <text:p text:style-name="P54"/>
      <text:p text:style-name="P53"/>
      <text:p text:style-name="P53">“””</text:p>
      <text:p text:style-name="P59"/>
      <text:p text:style-name="P60"><text:soft-page-break/>Patches should first be tested in a local development environment that mirrors the production system as closely as possible, including the same runtime versions and dependencies. Prior to deployment, a full system backup or VPS snapshot should be taken to ensure that any failed updates can be rapidly rolled back.</text:p>
      <text:p text:style-name="P60">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60">In the event of issues, a rollback procedure should be in place to restore the system to a known working state. This is particularly important given the lack of redundancy in the current infrastructure.</text:p>
      <text:p text:style-name="P60">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3">“””</text:p>
      <text:p text:style-name="P53"/>
      <text:p text:style-name="P53"/>
      <text:p text:style-name="P53"/>
      <text:p text:style-name="P61"/>
      <text:p text:style-name="P25"/>
      <text:p text:style-name="P25"/>
      <text:list text:style-name="WWNum5">
        <text:list-item text:start-value="1">
          <text:p text:style-name="P62">Currently hosted on a single VPS (Virtual Private Server) running Ubuntu, with a PostgreSQL database on the same machine. The VPS costs the charity approximately £25/month.</text:p>
        </text:list-item>
        <text:list-item>
          <text:p text:style-name="P62">The entire system is maintained by one volunteer developer in their spare time. There is no formal development process, CI/CD pipeline, or staging environment. Deployments happen by SSH-ing into the server and running git pull.</text:p>
        </text:list-item>
      </text:list>
      <text:p text:style-name="P63"/>
      <text:p text:style-name="P25"/>
      <text:p text:style-name="P64">References</text:p>
      <text:p text:style-name="P65"><text:span text:style-name="Strong_20_Emphasis"><text:span text:style-name="T153">GD</text:span></text:span><text:span text:style-name="Strong_20_Emphasis"><text:span text:style-name="T154">P</text:span></text:span><text:span text:style-name="Strong_20_Emphasis"><text:span text:style-name="T153">R</text:span></text:span><text:span text:style-name="T155"> (</text:span>2018<text:span text:style-name="T155">) </text:span><text:span text:style-name="Emphasis"><text:span text:style-name="T155">General Data Protection Regulation.</text:span></text:span><text:span text:style-name="T155"> Available at: </text:span><text:a xlink:type="simple" xlink:href="https://gdpr-info.eu/" text:style-name="Internet_20_link" text:visited-style-name="Visited_20_Internet_20_Link"><text:span text:style-name="T155">https://gdpr-info.eu/</text:span></text:a><text:span text:style-name="T155"> (</text:span><text:span text:style-name="T156">Accessed: </text:span><text:span text:style-name="T157">5 </text:span><text:span text:style-name="T156"><text:s/></text:span><text:span text:style-name="T157">May</text:span><text:span text:style-name="T156"> 2026</text:span><text:span text:style-name="T155">).</text:span></text:p>
      <text:p text:style-name="P66"><text:span text:style-name="Strong_20_Emphasis">Data Protection Act 2018</text:span> (2018) <text:span text:style-name="Emphasis">c.12.</text:span> London: The Stationery Office. <text:span text:style-name="T158">Available at: </text:span><text:a xlink:type="simple" xlink:href="https://www.legislation.gov.uk/ukpga/2018/12" text:style-name="Internet_20_link" text:visited-style-name="Visited_20_Internet_20_Link"><text:span text:style-name="T158">https://www.legislation.gov.uk/ukpga/2018/12</text:span></text:a><text:span text:style-name="T158"> </text:span><text:span text:style-name="T159">(Accessed: </text:span><text:span text:style-name="T160">5 May</text:span><text:span text:style-name="T159"> 2026).</text:span></text:p>
      <text:p text:style-name="P67"><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59">Accessed: </text:span><text:span text:style-name="T160">5</text:span><text:span text:style-name="T159"> </text:span><text:span text:style-name="T160">May</text:span><text:span text:style-name="T159"> 2026</text:span>).</text:p>
      <text:p text:style-name="P68">National Cyber Security Centre <text:span text:style-name="T161">(2021) </text:span><text:span text:style-name="T162">Top tips for staying secure online.</text:span><text:span text:style-name="T161"> Available at: </text:span><text:a xlink:type="simple" xlink:href="https://www.ncsc.gov.uk/collection/top-tips-for-staying-secure-online/always-back-up-your-most-important-data#section_3" text:style-name="Internet_20_link" text:visited-style-name="Visited_20_Internet_20_Link"><text:span text:style-name="T161">https://www.ncsc.gov.uk/collection/top-tips-for-staying-secure-online/always-back-up-your-most-important-data#section_3</text:span></text:a><text:span text:style-name="T161"> (Accessed 5 May 2026).</text:span></text:p>
      <text:p text:style-name="P69"><text:soft-page-break/><text:span text:style-name="T16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70">Rubber Duck Debugging <text:span text:style-name="T161">(n.d.) </text:span><text:span text:style-name="T162">Debugging Software with a Rubber Ducky. </text:span><text:span text:style-name="T164">Available at: </text:span><text:a xlink:type="simple" xlink:href="https://rubberduckdebugging.com/" text:style-name="Internet_20_link" text:visited-style-name="Visited_20_Internet_20_Link"><text:span text:style-name="T164">https://rubberduckdebugging.com/</text:span></text:a><text:span text:style-name="T164"> (Accessed: 5 May 2026)</text:span></text:p>
      <text:p text:style-name="P71"><text:span text:style-name="T165">Luka Netzler, Brian Lovell</text:span><text:span text:style-name="T166">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72">Christoph Bamberg, Julia Reinchenberger, Jens Blechert <text:span text:style-name="T161">(2025) </text:span><text:span text:style-name="T162">Stable cognitive performance while adapting to intermittent fasting: A randomised controlled trial</text:span><text:span text:style-name="T164">. Available at: </text:span><text:a xlink:type="simple" xlink:href="https://journals.sagepub.com/doi/10.1177/13591053251351204" text:style-name="Internet_20_link" text:visited-style-name="Visited_20_Internet_20_Link"><text:span text:style-name="T164">https://journals.sagepub.com/doi/10.1177/13591053251351204</text:span></text:a><text:span text:style-name="T164"> (Accessed: 5 May 2026).</text:span></text:p>
      <text:p text:style-name="P73"><text:span text:style-name="Strong_20_Emphasis">Information Commissioner’s Office (ICO)</text:span> (2024<text:span text:style-name="T167">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59">Accessed: </text:span><text:span text:style-name="T168">5 May </text:span><text:span text:style-name="T159">2026</text:span>).</text:p>
      <text:p text:style-name="P74">Dominik H Pesta, Varman T Samuel <text:span text:style-name="T161">(2014) </text:span><text:span text:style-name="T162">A high-protein diet for reducing body fat: mechanisms and possible caveats.</text:span><text:span text:style-name="T161"> Available at: </text:span><text:a xlink:type="simple" xlink:href="https://link.springer.com/article/10.1186/1743-7075-11-53" text:style-name="Internet_20_link" text:visited-style-name="Visited_20_Internet_20_Link"><text:span text:style-name="T161">https://link.springer.com/article/10.1186/1743-7075-11-53</text:span></text:a><text:span text:style-name="T161"> (Accessed: 5 May 2026).</text:span></text:p>
      <text:p text:style-name="P75"/>
      <text:p text:style-name="P76">Craig A. Williamson, Jari J. Morganti, Hannah E. Smithson <text:span text:style-name="T161">(2023) </text:span><text:span text:style-name="T162">Bright-light distractions and visual performance</text:span><text:span text:style-name="T161">. Available at: </text:span><text:a xlink:type="simple" xlink:href="https://www.frontiersin.org/journals/psychology/articles/10.3389/fpsyg.2023.1088975/full" text:style-name="Internet_20_link" text:visited-style-name="Visited_20_Internet_20_Link"><text:span text:style-name="T161">https://www.frontiersin.org/journals/psychology/articles/10.3389/fpsyg.2023.1088975/full</text:span></text:a><text:span text:style-name="T161"> (Accessed: 5 May 2026).</text:span></text:p>
      <text:p text:style-name="P77"/>
      <text:p text:style-name="P78">Ning Ding, Daniel Wagner, Xiaomeng Chen, Abhinav Pathak, Y. Charlie Hu, Andrew Rice <text:span text:style-name="T161">(2013) </text:span><text:span text:style-name="T162">Characterizing and modeling the impact of wireless signal strength on smartphone battery drain. </text:span><text:span text:style-name="T164">Available at: </text:span><text:a xlink:type="simple" xlink:href="https://dl.acm.org/doi/10.1145/2494232.2466586" text:style-name="Internet_20_link" text:visited-style-name="Visited_20_Internet_20_Link"><text:span text:style-name="T164">https://dl.acm.org/doi/10.1145/2494232.2466586</text:span></text:a><text:span text:style-name="T164"> (Accessed: 5 May 2026)</text:span></text:p>
      <text:p text:style-name="P79"/>
      <text:p text:style-name="P80">The Postman Team <text:span text:style-name="T161">(2025) </text:span><text:span text:style-name="T162">What are HTTP status codes? Complete Guide for API Developers</text:span><text:span text:style-name="T161">. Available at: </text:span><text:a xlink:type="simple" xlink:href="https://blog.postman.com/what-are-http-status-codes/" text:style-name="Internet_20_link" text:visited-style-name="Visited_20_Internet_20_Link"><text:span text:style-name="T161">https://blog.postman.com/what-are-http-status-codes/</text:span></text:a><text:span text:style-name="T161"> (Accessed: 6 May 2026)</text:span></text:p>
      <text:p text:style-name="P81"/>
      <text:p text:style-name="P82">Ubuntu <text:span text:style-name="T161">(n.d.) </text:span><text:span text:style-name="T162">Vulnerability management tools in Ubuntu.</text:span><text:span text:style-name="T164"> Available at: </text:span><text:a xlink:type="simple" xlink:href="https://ubuntu.com/security/vulnerability-management" text:style-name="Internet_20_link" text:visited-style-name="Visited_20_Internet_20_Link"><text:span text:style-name="T164">https://ubuntu.com/security/vulnerability-management</text:span></text:a><text:span text:style-name="T164"> (Accessed: 6 May 2026)</text:span></text:p>
      <text:p text:style-name="P83"/>
      <text:p text:style-name="P84">Trevor Atkins <text:span text:style-name="T161">(2002) </text:span><text:span text:style-name="T162">Create a Lightweight Testing Framework. </text:span><text:span text:style-name="T161">Available at: </text:span><text:a xlink:type="simple" xlink:href="https://thinktesting.com/articles/a-lightweight-testing-framework/" text:style-name="Internet_20_link" text:visited-style-name="Visited_20_Internet_20_Link"><text:span text:style-name="T161">https://thinktesting.com/articles/a-lightweight-testing-framework/</text:span></text:a><text:span text:style-name="T161">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2:51:00.255754947</dc:date>
    <meta:editing-duration>PT13H3M41S</meta:editing-duration>
    <meta:editing-cycles>346</meta:editing-cycles>
    <meta:document-statistic meta:table-count="0" meta:image-count="0" meta:object-count="0" meta:page-count="7" meta:paragraph-count="75" meta:word-count="2271" meta:character-count="15626" meta:non-whitespace-character-count="13427"/>
  </office:meta>
</office:document-meta>
</file>